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9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nri J. Har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31, 1872</text:p>
      <text:p text:style-name="P5">Month<text:tab/><text:tab/><text:tab/><text:tab/><text:tab/><text:tab/>May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t. Kilda</text:p>
      <text:p text:style-name="P5">State<text:tab/><text:tab/><text:tab/><text:tab/><text:tab/><text:tab/>Victoria</text:p>
      <text:p text:style-name="P5">Country<text:tab/><text:tab/><text:tab/><text:tab/><text:tab/>Australi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Fairmount St Kilda/</text:p>
      <text:p text:style-name="P3">May 31<text:span text:style-name="T2">st</text:span><text:span text:style-name="T3"> 1872/</text:span></text:p>
      <text:p text:style-name="P2"><text:span text:style-name="T3">Revd. S Moraise[sic!]/</text:span></text:p>
      <text:p text:style-name="P2"><text:span text:style-name="T3"><text:tab/>Philadelphia/</text:span></text:p>
      <text:p text:style-name="P2"><text:span text:style-name="T3">My Dear Sir/</text:span></text:p>
      <text:p text:style-name="P2"><text:span text:style-name="T3"><text:tab/>Mrs. Rowlands letter received/ this morning has conveyed to me the mournful/ intelligence of the sad bereavment[sic!] you and your/ dear children have sustained, and I take the/ earliest opportunity to offer to you and them/ my heartfelt sympathy for your great and/ irreparable loss,--tho' years have elapsed/ since we last met, I still retain all the early/ impressions of the innate goodness and loving/ kindness of her, who it has pleased an All/ wise Providence to deprive you of, and I can/ never forget that she was the dear and chosen friend/ as well as companion of the one whose loss I/ increasingly deplore, and as we have now become/ brethren in sorrow, I feel that my sympathy/ will not be unacceptable. <text:s/>I can assure/</text:span></text:p>
      <text:p text:style-name="P2"><text:soft-page-break/><text:span text:style-name="T3">[Page 2]</text:span></text:p>
      <text:p text:style-name="P2"><text:span text:style-name="T3">you I was inexpressibly shocked on receiving/ the intelligence of poor Clara's death, and can/ only hope and pray that He who ordains all/ things, will give you strength to bear up against/ this great calamity, and for the sake of your/ children I trust you will be endowed with/ fortitude to meet the will of Providence./</text:span></text:p>
      <text:p text:style-name="P2"><text:span text:style-name="T3"><text:tab/>Time my dear friend I hope will soften down/ your troubles, and in the care, love, and affec-/-tions, of your children you will doubtless find/ a solace for the past, they will now claim all/ your attention and in the fullness of time a rich/ reward will await you for your present sorrows./ <text:s/>In conclusion my little family unite with me/ in best wishes and regards to you and yours,/ and believe me to remain/ Very Sincerely Yours/ Henri J. Har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0:57:40.21</meta:creation-date>
    <dc:date>2011-12-05T11:16:48.86</dc:date>
    <dc:creator>Penn Libraries</dc:creator>
    <meta:editing-duration>PT00H03M4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448" meta:character-count="2866"/>
  </office:meta>
</office:document-meta>
</file>